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office:value-type="string">
            <text:p>WIND10M</text:p>
          </table:table-cell>
          <table:table-cell office:value-type="string">
            <text:p>yes or n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Sheet1.M35" table:end-x="2.176cm" table:end-y="0.212cm" draw:z-index="0" draw:style-name="gr1" svg:width="18.946cm" svg:height="9.606cm" svg:x="1.295cm" svg:y="0.053cm">
              <draw:object draw:notify-on-update-of-ranges="Sheet1.B14:Sheet1.B36 Sheet1.C14:Sheet1.C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IN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7">27/12/2011</text:date>, <text:time>14:0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nay </meta:initial-creator>
    <meta:creation-date>2011-12-27T13:59:48</meta:creation-date>
    <dc:date>2011-12-27T14:05:46</dc:date>
    <dc:creator>pranay </dc:creator>
    <meta:editing-duration>PT00H05M59S</meta:editing-duration>
    <meta:editing-cycles>1</meta:editing-cycles>
    <meta:document-statistic meta:table-count="3" meta:cell-count="48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947cm" svg:height="9.607cm" xlink:href=".." chart:class="chart:bar" chart:style-name="ch1">
        <chart:legend chart:legend-position="end" svg:x="16.649cm" svg:y="4.334cm" chart:style-name="ch2"/>
        <chart:plot-area chart:style-name="ch3" table:cell-range-address="Sheet1.B14:Sheet1.C36" svg:x="2.721cm" svg:y="0.518cm" svg:width="13.264cm" svg:height="9.0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B36" chart:class="chart:bar">
            <chart:data-point chart:repeated="23"/>
          </chart:series>
          <chart:series chart:style-name="ch8" chart:values-cell-range-address="Sheet1.C14:Sheet1.C36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Sheet1.B14:Sheet1.B36">13</text:p>
              </table:table-cell>
              <table:table-cell office:value-type="float" office:value="0">
                <text:p text:id="Sheet1.C14:Sheet1.C36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